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dcfe9" officeooo:paragraph-rsid="000dcfe9"/>
    </style:style>
    <style:style style:name="P2" style:family="paragraph" style:parent-style-name="Standard">
      <style:text-properties officeooo:rsid="000dcfe9" officeooo:paragraph-rsid="000fabb9"/>
    </style:style>
    <style:style style:name="P3" style:family="paragraph" style:parent-style-name="Standard">
      <style:text-properties officeooo:rsid="00138db0" officeooo:paragraph-rsid="00138db0"/>
    </style:style>
    <style:style style:name="P4" style:family="paragraph" style:parent-style-name="Preformatted_20_Text">
      <style:paragraph-properties fo:margin-top="0cm" fo:margin-bottom="0.499cm" style:contextual-spacing="false"/>
    </style:style>
    <style:style style:name="P5" style:family="paragraph" style:parent-style-name="Standard">
      <style:text-properties officeooo:rsid="001096b9" officeooo:paragraph-rsid="001096b9"/>
    </style:style>
    <style:style style:name="P6" style:family="paragraph" style:parent-style-name="Standard">
      <style:text-properties officeooo:rsid="0015574b" officeooo:paragraph-rsid="0015574b"/>
    </style:style>
    <style:style style:name="P7" style:family="paragraph" style:parent-style-name="Standard">
      <style:text-properties officeooo:rsid="0010a1db" officeooo:paragraph-rsid="000dcfe9"/>
    </style:style>
    <style:style style:name="P8" style:family="paragraph" style:parent-style-name="Standard">
      <style:text-properties officeooo:rsid="000dcfe9" officeooo:paragraph-rsid="000dcfe9"/>
    </style:style>
    <style:style style:name="P9" style:family="paragraph" style:parent-style-name="Standard">
      <style:text-properties officeooo:rsid="000dcfe9" officeooo:paragraph-rsid="0016987a"/>
    </style:style>
    <style:style style:name="P10" style:family="paragraph" style:parent-style-name="Standard">
      <style:text-properties officeooo:rsid="0016987a" officeooo:paragraph-rsid="0016987a"/>
    </style:style>
    <style:style style:name="P11" style:family="paragraph" style:parent-style-name="Standard">
      <style:paragraph-properties fo:break-before="page"/>
      <style:text-properties officeooo:rsid="0016987a" officeooo:paragraph-rsid="0016987a"/>
    </style:style>
    <style:style style:name="P12" style:family="paragraph" style:parent-style-name="Standard">
      <style:text-properties officeooo:paragraph-rsid="00138db0"/>
    </style:style>
    <style:style style:name="T1" style:family="text">
      <style:text-properties officeooo:rsid="0010a1db"/>
    </style:style>
    <style:style style:name="T2" style:family="text">
      <style:text-properties officeooo:rsid="0015574b"/>
    </style:style>
    <style:style style:name="T3" style:family="text">
      <style:text-properties officeooo:rsid="0016987a"/>
    </style:style>
    <style:style style:name="T4" style:family="text">
      <style:text-properties officeooo:rsid="00138db0"/>
    </style:style>
    <style:style style:name="T5" style:family="text">
      <style:text-properties officeooo:rsid="00185e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core操作系统模块化改进</text:p>
      <text:p text:style-name="P1"/>
      <text:p text:style-name="P1">摘要</text:p>
      <text:p text:style-name="P1"/>
      <text:p text:style-name="P5">关键词：操作系统，模块化，用户态测试</text:p>
      <text:p text:style-name="P1"/>
      <text:p text:style-name="P1"/>
      <text:p text:style-name="P1">1.绪论<text:span text:style-name="T5">（5.6）</text:span></text:p>
      <text:p text:style-name="P1">1.1研究背景</text:p>
      <text:p text:style-name="P1">1.2 研究意义</text:p>
      <text:p text:style-name="P1">1.3 研究现状</text:p>
      <text:p text:style-name="P1">1.4 论文的主要研究内容</text:p>
      <text:p text:style-name="P1">1.5 论文结构</text:p>
      <text:p text:style-name="P1"/>
      <text:p text:style-name="P2">2. 用<text:span text:style-name="T1">rust</text:span>写rcore操作系统的实现<text:span text:style-name="T5">（5.7）</text:span></text:p>
      <text:p text:style-name="P3">2.1实验环境配置</text:p>
      <text:p text:style-name="P6">2.2 应用程序与基本执行环境</text:p>
      <text:p text:style-name="P3">2.<text:span text:style-name="T2">3</text:span>多道程序与分时多任务</text:p>
      <text:p text:style-name="P12"><text:span text:style-name="T4"><text:tab/>https://github.com/shiwenlong12/Completion-Weekly/blob/main/reports/lab1-Multiprogramming.md</text:span></text:p>
      <text:p text:style-name="P3">2.<text:span text:style-name="T2">4</text:span>地址空间</text:p>
      <text:p text:style-name="P3"><text:tab/>https://github.com/shiwenlong12/Completion-Weekly/blob/main/reports/lab2-address_space.md</text:p>
      <text:p text:style-name="P3">2.<text:span text:style-name="T2">5</text:span> 进程和进程管理</text:p>
      <text:p text:style-name="P3"><text:tab/>https://github.com/shiwenlong12/Completion-Weekly/blob/main/reports/lab3-process.md</text:p>
      <text:p text:style-name="P3">2.<text:span text:style-name="T2">6</text:span> 文件系统</text:p>
      <text:p text:style-name="P3"><text:tab/>https://github.com/shiwenlong12/Completion-Weekly/blob/main/reports/lab4%E6%96%87%E4%BB%B6%E7%B3%BB%E7%BB%9F.md</text:p>
      <text:p text:style-name="P3">2.<text:span text:style-name="T2">7 </text:span>并发和互斥</text:p>
      <text:p text:style-name="P3"><text:tab/>https://github.com/shiwenlong12/Completion-Weekly/blob/main/reports/lab5-Concurrency-and-mutual-exclusion.md</text:p>
      <text:p text:style-name="P1"/>
      <text:p text:style-name="P1"/>
      <text:p text:style-name="P1">3. rcore操作系统模块化的实现和改进<text:span text:style-name="T5">（5.9）</text:span></text:p>
      <text:p text:style-name="P1">3.1 模块化<text:span text:style-name="T3">rcore操作系统的各个模块的分析</text:span></text:p>
      <text:p text:style-name="P10">3.1.1 console</text:p>
      <text:p text:style-name="P10">3.1.2 linker</text:p>
      <text:p text:style-name="P10">3.1.3 kernel-context</text:p>
      <text:p text:style-name="P10">3.1.4 syscall</text:p>
      <text:p text:style-name="P10">3.1.5 kernel-alloc</text:p>
      <text:p text:style-name="P11">3.1.6 kernel-vm</text:p>
      <text:p text:style-name="P10">3.1.7 task-manage</text:p>
      <text:p text:style-name="P10">3.1.8 easy-fs</text:p>
      <text:p text:style-name="P10">3.1.9 signal-imple</text:p>
      <text:p text:style-name="P10">3.1.10 sync</text:p>
      <text:p text:style-name="P10"/>
      <text:p text:style-name="P9">3.2 将模块进一步分隔<text:span text:style-name="T3">，</text:span></text:p>
      <text:p text:style-name="P9"><text:span text:style-name="T3"><text:tab/>原本所有的模块是在一个工作区间，是不同的package，然后将其每一个模块都分别放入一个workspace中，如果别人只对这个模块的内容感兴趣就可以只用在github上下载这一个模块而不需要和之前一样要把整个操作系统的内容全部下下来。</text:span></text:p>
      <text:p text:style-name="P9"/>
      <text:p text:style-name="P1">3.3 <text:s/>对每一个拆分出来的模块进行用户态单元测试</text:p>
      <text:p text:style-name="P1"/>
      <text:p text:style-name="P1">3.4 在工作过程中遇到的问题和解决方法</text:p>
      <text:p text:style-name="P1"/>
      <text:p text:style-name="P1"/>
      <text:p text:style-name="P1"/>
      <text:p text:style-name="P7">4. 实验结果与分析<text:span text:style-name="T5">（5.10）</text:span></text:p>
      <text:p text:style-name="P1"/>
      <text:p text:style-name="P1"/>
      <text:p text:style-name="P1"/>
      <text:p text:style-name="P1">参考文献</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CJK SC" style:font-family-complex="'Noto Sans CJK SC'"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CJK SC1" style:font-family-complex="'Noto Sans CJK SC'"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CJK SC1" style:font-family-complex="'Noto Sans CJK SC'"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CJK SC1" style:font-family-complex="'Noto Sans CJK SC'"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08:38:30.476522451</meta:creation-date>
    <dc:date>2023-05-03T20:26:54.892726899</dc:date>
    <meta:editing-duration>PT3H7M59S</meta:editing-duration>
    <meta:editing-cycles>3</meta:editing-cycles>
    <meta:generator>LibreOffice/7.3.6.2$Linux_X86_64 LibreOffice_project/30$Build-2</meta:generator>
    <meta:document-statistic meta:table-count="0" meta:image-count="0" meta:object-count="0" meta:page-count="2" meta:paragraph-count="40" meta:word-count="356" meta:character-count="1069" meta:non-whitespace-character-count="1037"/>
  </office:meta>
</office:document-meta>
</file>